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ff6f" officeooo:paragraph-rsid="0004ff6f"/>
    </style:style>
    <style:style style:name="P2" style:family="paragraph" style:parent-style-name="Standard">
      <style:text-properties officeooo:rsid="0004ff6f" officeooo:paragraph-rsid="00075fe3"/>
    </style:style>
    <style:style style:name="P3" style:family="paragraph" style:parent-style-name="Standard">
      <style:text-properties officeooo:rsid="00057d9e" officeooo:paragraph-rsid="00057d9e"/>
    </style:style>
    <style:style style:name="P4" style:family="paragraph" style:parent-style-name="Standard">
      <style:text-properties officeooo:rsid="00075fe3" officeooo:paragraph-rsid="00075fe3"/>
    </style:style>
    <style:style style:name="P5" style:family="paragraph" style:parent-style-name="Standard">
      <style:text-properties officeooo:paragraph-rsid="00075fe3"/>
    </style:style>
    <style:style style:name="P6" style:family="paragraph" style:parent-style-name="Standard">
      <style:text-properties officeooo:rsid="0008ff4f" officeooo:paragraph-rsid="0008ff4f"/>
    </style:style>
    <style:style style:name="P7" style:family="paragraph" style:parent-style-name="Standard">
      <style:text-properties officeooo:rsid="0008ff4f" officeooo:paragraph-rsid="00097601"/>
    </style:style>
    <style:style style:name="P8" style:family="paragraph" style:parent-style-name="Standard">
      <style:text-properties officeooo:paragraph-rsid="0008ff4f"/>
    </style:style>
    <style:style style:name="P9" style:family="paragraph" style:parent-style-name="Standard">
      <style:text-properties officeooo:rsid="00094ae1" officeooo:paragraph-rsid="00094ae1"/>
    </style:style>
    <style:style style:name="P10" style:family="paragraph" style:parent-style-name="Standard">
      <style:text-properties officeooo:paragraph-rsid="00097601"/>
    </style:style>
    <style:style style:name="P11" style:family="paragraph" style:parent-style-name="Standard">
      <style:text-properties officeooo:rsid="000ac68d" officeooo:paragraph-rsid="000ac68d"/>
    </style:style>
    <style:style style:name="P12" style:family="paragraph" style:parent-style-name="Standard">
      <style:text-properties officeooo:rsid="000ac68d" officeooo:paragraph-rsid="000cacbf"/>
    </style:style>
    <style:style style:name="P13" style:family="paragraph" style:parent-style-name="Standard">
      <style:text-properties officeooo:rsid="000ac68d" officeooo:paragraph-rsid="0010b713"/>
    </style:style>
    <style:style style:name="P14" style:family="paragraph" style:parent-style-name="Standard">
      <style:text-properties officeooo:rsid="000ac68d" officeooo:paragraph-rsid="000ac68d" fo:background-color="#bbe33d"/>
    </style:style>
    <style:style style:name="P15" style:family="paragraph" style:parent-style-name="Standard">
      <style:text-properties officeooo:rsid="000cacbf" officeooo:paragraph-rsid="000cacbf"/>
    </style:style>
    <style:style style:name="P16" style:family="paragraph" style:parent-style-name="Standard">
      <style:text-properties officeooo:rsid="000cacbf" officeooo:paragraph-rsid="000e9c7b"/>
    </style:style>
    <style:style style:name="P17" style:family="paragraph" style:parent-style-name="Standard">
      <style:text-properties officeooo:rsid="000cacbf" officeooo:paragraph-rsid="0010b713"/>
    </style:style>
    <style:style style:name="P18" style:family="paragraph" style:parent-style-name="Standard">
      <style:text-properties officeooo:rsid="000e9c7b" officeooo:paragraph-rsid="000e9c7b"/>
    </style:style>
    <style:style style:name="P19" style:family="paragraph" style:parent-style-name="Standard">
      <style:text-properties officeooo:rsid="000e9c7b" officeooo:paragraph-rsid="0010b713"/>
    </style:style>
    <style:style style:name="P20" style:family="paragraph" style:parent-style-name="Standard">
      <style:text-properties officeooo:rsid="000ff0e2" officeooo:paragraph-rsid="000ff0e2"/>
    </style:style>
    <style:style style:name="P21" style:family="paragraph" style:parent-style-name="Standard">
      <style:text-properties officeooo:rsid="0010b713" officeooo:paragraph-rsid="0010b713"/>
    </style:style>
    <style:style style:name="P22" style:family="paragraph" style:parent-style-name="Standard">
      <style:text-properties officeooo:rsid="00122e1e" officeooo:paragraph-rsid="00122e1e"/>
    </style:style>
    <style:style style:name="P23" style:family="paragraph" style:parent-style-name="Standard">
      <style:text-properties officeooo:rsid="0012edd0" officeooo:paragraph-rsid="0012edd0"/>
    </style:style>
    <style:style style:name="P24" style:family="paragraph" style:parent-style-name="Standard">
      <style:text-properties officeooo:rsid="00135578" officeooo:paragraph-rsid="00135578"/>
    </style:style>
    <style:style style:name="P25" style:family="paragraph" style:parent-style-name="Standard">
      <style:text-properties officeooo:rsid="0014b944" officeooo:paragraph-rsid="0014b944"/>
    </style:style>
    <style:style style:name="T1" style:family="text">
      <style:text-properties officeooo:rsid="0004ff6f"/>
    </style:style>
    <style:style style:name="T2" style:family="text">
      <style:text-properties officeooo:rsid="00057d9e"/>
    </style:style>
    <style:style style:name="T3" style:family="text">
      <style:text-properties officeooo:rsid="00075fe3"/>
    </style:style>
    <style:style style:name="T4" style:family="text">
      <style:text-properties officeooo:rsid="0008ff4f"/>
    </style:style>
    <style:style style:name="T5" style:family="text">
      <style:text-properties officeooo:rsid="00097601"/>
    </style:style>
    <style:style style:name="T6" style:family="text">
      <style:text-properties officeooo:rsid="000cacbf"/>
    </style:style>
    <style:style style:name="T7" style:family="text">
      <style:text-properties officeooo:rsid="000e9c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0 = (A | B)X2 <text:s text:c="10"/>CX1</text:p>
      <text:p text:style-name="P1">X1 = (A | B)X3 <text:s text:c="10"/>CX4</text:p>
      <text:p text:style-name="P1">X2 = (A | B)X<text:span text:style-name="T2">1</text:span> <text:s text:c="10"/>CX5 <text:s text:c="13"/>E</text:p>
      <text:p text:style-name="P1">X3 = (A | B)X4 <text:s text:c="10"/>CX2 <text:s text:c="13"/>E</text:p>
      <text:p text:style-name="P1">X4 = (A | B)X2 <text:s text:c="10"/><text:span text:style-name="T2">CX1 <text:s text:c="13"/>E</text:span></text:p>
      <text:p text:style-name="P4">X5= <text:s/><text:span text:style-name="T1">(A | B)X</text:span>4 <text:span text:style-name="T1"><text:s text:c="10"/></text:span>CX2</text:p>
      <text:p text:style-name="P3"/>
      <text:p text:style-name="P4">X5= <text:s/><text:span text:style-name="T1">(A | B)X</text:span>4 <text:span text:style-name="T1"><text:s text:c="10"/></text:span>CX2</text:p>
      <text:p text:style-name="P2"><text:span text:style-name="T3">X4= <text:s/></text:span>(A | B)X2 <text:s text:c="10"/><text:span text:style-name="T2">CX1 <text:s text:c="13"/>E</text:span></text:p>
      <text:p text:style-name="P5"><text:span text:style-name="T1">X3 = (A | B)</text:span><text:span text:style-name="T3">(</text:span><text:span text:style-name="T1">(A | B)X2 </text:span><text:span text:style-name="T3">|</text:span><text:span text:style-name="T1"> </text:span><text:span text:style-name="T2">CX1 </text:span><text:span text:style-name="T3">| </text:span><text:span text:style-name="T2">E</text:span><text:span text:style-name="T3">)</text:span><text:span text:style-name="T1"> </text:span><text:span text:style-name="T3">| </text:span><text:span text:style-name="T1">CX2 </text:span><text:span text:style-name="T3">| </text:span><text:span text:style-name="T1">E</text:span></text:p>
      <text:p text:style-name="P8"><text:span text:style-name="T1">X2 = (A | B)X</text:span><text:span text:style-name="T2">1</text:span><text:span text:style-name="T1"> <text:s/></text:span><text:span text:style-name="T4">| </text:span><text:span text:style-name="T1">C</text:span><text:span text:style-name="T3">(</text:span><text:span text:style-name="T1">(A | B)</text:span><text:span text:style-name="T4">(</text:span><text:span text:style-name="T1">(A | B)X2 </text:span><text:span text:style-name="T4">|</text:span><text:span text:style-name="T1"> </text:span><text:span text:style-name="T2">CX1 </text:span><text:span text:style-name="T4">|</text:span><text:span text:style-name="T2"> E</text:span><text:span text:style-name="T4">)</text:span><text:span text:style-name="T3"> </text:span><text:span text:style-name="T1"><text:s/></text:span><text:span text:style-name="T4">| </text:span><text:span text:style-name="T3">CX2)</text:span><text:span text:style-name="T1"> </text:span><text:span text:style-name="T4">|</text:span><text:span text:style-name="T1"> E</text:span></text:p>
      <text:p text:style-name="P6">X2 = ((A | B) | C(A | B)C)X1 | (C(A | B)(A | B) | CC)X2 | C | E </text:p>
      <text:p text:style-name="P9">X2 = <text:span text:style-name="T4">(C(A | B)(A | B) | CC)*</text:span>( <text:span text:style-name="T4">((A | B) | C(A | B)C)X1 </text:span>| <text:s/><text:span text:style-name="T4">C | E</text:span>)</text:p>
      <text:p text:style-name="P7"/>
      <text:p text:style-name="P10"><text:span text:style-name="T4">X1 </text:span><text:span text:style-name="T1">= (A | B) </text:span><text:span text:style-name="T5">(</text:span><text:span text:style-name="T1">(A | B)</text:span><text:span text:style-name="T3">(</text:span><text:span text:style-name="T1">(A | B)X2 </text:span><text:span text:style-name="T3">|</text:span><text:span text:style-name="T1"> </text:span><text:span text:style-name="T2">CX1 </text:span><text:span text:style-name="T3">| </text:span><text:span text:style-name="T2">E</text:span><text:span text:style-name="T3">)</text:span><text:span text:style-name="T1"> </text:span><text:span text:style-name="T3">| </text:span><text:span text:style-name="T1">CX2 </text:span><text:span text:style-name="T3">| </text:span><text:span text:style-name="T1">E</text:span><text:span text:style-name="T5">)</text:span><text:span text:style-name="T1"> <text:s text:c="3"/></text:span><text:span text:style-name="T5">|</text:span><text:span text:style-name="T1"> <text:s text:c="3"/>C</text:span><text:span text:style-name="T5">(</text:span><text:span text:style-name="T1">(A | B)X2 </text:span><text:span text:style-name="T5">| </text:span><text:span text:style-name="T2">CX1 </text:span><text:span text:style-name="T5">|</text:span><text:span text:style-name="T2"> E</text:span><text:span text:style-name="T5">)</text:span></text:p>
      <text:p text:style-name="P11">X1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4"/>
      <text:p text:style-name="P20">CON EPSILON</text:p>
      <text:p text:style-name="P11"/>
      <text:p text:style-name="P11">Q0 =&gt; (a | b) Q2</text:p>
      <text:p text:style-name="P11">Q0 =&gt; cQ1</text:p>
      <text:p text:style-name="P11"/>
      <text:p text:style-name="P11">Q1 =&gt; (a | b) Q<text:span text:style-name="T6">3</text:span></text:p>
      <text:p text:style-name="P12">Q<text:span text:style-name="T6">1</text:span> =&gt; cQ<text:span text:style-name="T6">4</text:span></text:p>
      <text:p text:style-name="P11"/>
      <text:p text:style-name="P15">Q<text:span text:style-name="T7">2</text:span> =&gt; <text:span text:style-name="T7">(a | b) Q1</text:span></text:p>
      <text:p text:style-name="P18">Q2 =&gt; cQ5</text:p>
      <text:p text:style-name="P18">Q2 =&gt; E</text:p>
      <text:p text:style-name="P18"/>
      <text:p text:style-name="P16">Q<text:span text:style-name="T7">3</text:span> =&gt; <text:span text:style-name="T7">(a | b) Q4</text:span></text:p>
      <text:p text:style-name="P18">Q3 =&gt; cQ2</text:p>
      <text:p text:style-name="P18">Q3 =&gt; E</text:p>
      <text:p text:style-name="P18"/>
      <text:p text:style-name="P16">Q<text:span text:style-name="T7">4</text:span> =&gt; <text:span text:style-name="T7">(a | b) Q2</text:span></text:p>
      <text:p text:style-name="P18">Q4 =&gt; cQ1</text:p>
      <text:p text:style-name="P18">Q4 =&gt; E</text:p>
      <text:p text:style-name="P18"/>
      <text:p text:style-name="P18">Q5 =&gt; (a | b)Q4</text:p>
      <text:p text:style-name="P18">Q5 =&gt; Cq2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oft-page-break/>SIN EPSILON </text:p>
      <text:p text:style-name="P21"/>
      <text:p text:style-name="P13">Q0 =&gt; (a | b) Q2</text:p>
      <text:p text:style-name="P13">Q0 =&gt; cQ1</text:p>
      <text:p text:style-name="P22">Q0 =&gt; a | b</text:p>
      <text:p text:style-name="P13"/>
      <text:p text:style-name="P13">Q1 =&gt; (a | b) Q<text:span text:style-name="T6">3</text:span></text:p>
      <text:p text:style-name="P13">Q<text:span text:style-name="T6">1</text:span> =&gt; cQ<text:span text:style-name="T6">4</text:span></text:p>
      <text:p text:style-name="P23">Q1 =&gt; a | b</text:p>
      <text:p text:style-name="P13"/>
      <text:p text:style-name="P17">Q<text:span text:style-name="T7">2</text:span> =&gt; <text:span text:style-name="T7">(a | b) Q1</text:span></text:p>
      <text:p text:style-name="P19">Q2 =&gt; cQ5</text:p>
      <text:p text:style-name="P19"/>
      <text:p text:style-name="P17">Q<text:span text:style-name="T7">3</text:span> =&gt; <text:span text:style-name="T7">(a | b) Q4</text:span></text:p>
      <text:p text:style-name="P19">Q3 =&gt; cQ2</text:p>
      <text:p text:style-name="P24">Q3 =&gt; a | b | c</text:p>
      <text:p text:style-name="P19"/>
      <text:p text:style-name="P17">Q<text:span text:style-name="T7">4</text:span> =&gt; <text:span text:style-name="T7">(a | b) Q2</text:span></text:p>
      <text:p text:style-name="P19">Q4 =&gt; cQ1</text:p>
      <text:p text:style-name="P25">Q4 =&gt; a | b</text:p>
      <text:p text:style-name="P19"/>
      <text:p text:style-name="P19">Q5 =&gt; (a | b)Q4</text:p>
      <text:p text:style-name="P19">Q5 =&gt; cQ2</text:p>
      <text:p text:style-name="P25">Q5 =&gt; a | b | c</text:p>
      <text:p text:style-name="P18"/>
      <text:p text:style-name="P18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3:03:24.913578680</meta:creation-date>
    <dc:date>2020-06-23T17:43:39.572203039</dc:date>
    <meta:editing-duration>PT1H34M5S</meta:editing-duration>
    <meta:editing-cycles>12</meta:editing-cycles>
    <meta:generator>LibreOffice/6.4.3.2$Linux_X86_64 LibreOffice_project/40$Build-2</meta:generator>
    <meta:document-statistic meta:table-count="0" meta:image-count="0" meta:object-count="0" meta:page-count="3" meta:paragraph-count="48" meta:word-count="299" meta:character-count="1006" meta:non-whitespace-character-count="608"/>
  </office:meta>
</office:document-meta>
</file>